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name-asian="Times New Roman1" style:font-size-asian="11pt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: /75<text:line-break/>Presentation: /20<text:line-break/><text:line-break/>t(5 points) As an application user, I want to register and make a profile.<text:line-break/>- <text:s text:c="3"/>e.g. name, location, beers, breweries and other tastes that might affect beer preference.<text:line-break/><text:line-break/>t(7.5 points) As an application user, I want to fill out a survey consisting of questions regarding beer preferences and personal preferences.<text:line-break/><text:line-break/>t(15 points) As an application user, I want my survey response to provide information that the application will use to make beer recommendations to me, so that I can be matched properly.<text:line-break/><text:line-break/>t(10 points) As an application user, I want the quality of my recommendations to be visualized in a chart and/or graph and/or icons, so that I can see why I was matched.</text:p>
      <text:p text:style-name="P1"><text:line-break/>t(10 points) As an application user, I want to be able to browse all beers and beers by brewery and add any more I choose to my profile, using the BreweryDB API<text:line-break/>- <text:s text:c="3"/>I want to be able to click like/follow/subscribe on a suggestion and have it added to my profile.<text:line-break/><text:line-break/>t(2.5 points) As an application user, I want to be able to edit my profile and add, remove or change any selection of beer.<text:line-break/><text:line-break/>t(5 points) As an application user, I want to be able to click on a recommendation and see details of the associated brewery, including its address with a google map showing its location.<text:line-break/><text:line-break/>t(10 points) As an application user, I want to be able to view options for my beer club box.<text:line-break/>- <text:s text:c="3"/>These options stem from beer matches to my beer and personal preferences</text:p>
      <text:p text:style-name="P1"><text:line-break/>t(5 points) As an application user, I want the ability to choose an option.</text:p>
      <text:p text:style-name="P1"><text:line-break/>t(5 points) As an application user, I want the ability to pay for my beer club box subscription, using a payment AP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Poths</meta:initial-creator>
    <meta:creation-date>2019-07-24T08:00:02.80</meta:creation-date>
    <dc:date>2019-07-28T10:26:05.77</dc:date>
    <dc:creator>Nate Poths</dc:creator>
    <meta:editing-duration>P4DT1H27M29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1" meta:paragraph-count="4" meta:word-count="294" meta:character-count="1648"/>
  </office:meta>
</office:document-meta>
</file>